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ALS</text:p>
      <text:p text:style-name="P1"><text:span text:style-name="T1">1. <text:s/>GitHub</text:span></text:p>
      <text:list xml:id="list8584743947505925211" text:style-name="WWNum4">
        <text:list-item>
          <text:p text:style-name="P3">Use GitHub classroom to host labs, test assignments, grade assignments, and automate group formation if needed.</text:p>
          <text:list>
            <text:list-item>
              <text:p text:style-name="P6">classwerk has .yml format specified to describe class; classwerk supports Travis; classwerk supports gathering of repos</text:p>
            </text:list-item>
          </text:list>
        </text:list-item>
        <text:list-item>
          <text:p text:style-name="P3">Use Travis to test assignments as they are submitted</text:p>
          <text:list>
            <text:list-item>
              <text:p text:style-name="P6">Must initiate MIPS as a community-supported language</text:p>
            </text:list-item>
            <text:list-item>
              <text:p text:style-name="P6">Should initialize students’ repos with appropriate .travis.yml file</text:p>
            </text:list-item>
          </text:list>
        </text:list-item>
        <text:list-item>
          <text:p text:style-name="P3">Automate collection of repos after assignment due date (soft limit to allow submissions just after the deadline)</text:p>
        </text:list-item>
        <text:list-item>
          <text:p text:style-name="P3">Integrate Moss to compare current assignments and previous assignments</text:p>
          <text:list>
            <text:list-item>
              <text:p text:style-name="P6">Moss returns a url to a page that identifies similar files. <text:s/>Grab and forward it.</text:p>
            </text:list-item>
          </text:list>
        </text:list-item>
      </text:list>
      <text:p text:style-name="P1"><text:span text:style-name="T1">2. <text:s/>Film</text:span></text:p>
      <text:list xml:id="list3403630949570907679" text:style-name="WWNum3">
        <text:list-item>
          <text:p text:style-name="P4">~3 minute films for each topic in class</text:p>
        </text:list-item>
        <text:list-item>
          <text:p text:style-name="P4">Should be fun, exciting</text:p>
        </text:list-item>
        <text:list-item>
          <text:p text:style-name="P4">Topics are:<text:tab/><text:tab/><text:tab/><text:tab/>(on eClass page)</text:p>
        </text:list-item>
      </text:list>
      <text:list xml:id="list8132426752659016830" text:style-name="WWNum1">
        <text:list-item>
          <text:p text:style-name="P7">Why Computer Architecture?</text:p>
        </text:list-item>
        <text:list-item>
          <text:p text:style-name="P7">Instruction Set Architecture</text:p>
        </text:list-item>
        <text:list-item>
          <text:p text:style-name="P7">Loops, Procedures, and Recursion</text:p>
        </text:list-item>
        <text:list-item>
          <text:p text:style-name="P7">Numerical Representation &amp; Arithmetic for Computers</text:p>
        </text:list-item>
        <text:list-item>
          <text:p text:style-name="P7">The Processor</text:p>
        </text:list-item>
        <text:list-item>
          <text:p text:style-name="P7">Memory Hierarchy</text:p>
        </text:list-item>
        <text:list-item>
          <text:p text:style-name="P7">Input/Output &amp; Storage</text:p>
        </text:list-item>
        <text:list-item>
          <text:p text:style-name="P7">Multicores &amp; Multiprocessors</text:p>
        </text:list-item>
      </text:list>
      <text:p text:style-name="P1"><text:span text:style-name="T1">3. Slides to the Board</text:span></text:p>
      <text:list xml:id="list4734025927196675961" text:style-name="WWNum2">
        <text:list-item>
          <text:p text:style-name="P5">Preen through lecture slides &amp; propose good whiteboard workthrough examp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180" meta:character-count="1113" meta:non-whitespace-character-count="971"/>
    <meta:generator>LibreOfficeDev/5.1.0.3$Linux_X86_64 LibreOffice_project/</meta:generator>
  </office:meta>
</office:document-meta>
</file>